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0caf" officeooo:paragraph-rsid="000c0caf"/>
    </style:style>
    <style:style style:name="P2" style:family="paragraph" style:parent-style-name="Standard">
      <style:paragraph-properties fo:text-align="center" style:justify-single-word="false"/>
      <style:text-properties style:text-underline-style="none" officeooo:rsid="00078b80" officeooo:paragraph-rsid="00078b80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bold" officeooo:rsid="00078b80" officeooo:paragraph-rsid="00078b80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6c490" officeooo:paragraph-rsid="0006c490"/>
    </style:style>
    <style:style style:name="P5" style:family="paragraph" style:parent-style-name="Standard">
      <style:text-properties officeooo:rsid="0006c490" officeooo:paragraph-rsid="0006c490"/>
    </style:style>
    <style:style style:name="P6" style:family="paragraph" style:parent-style-name="Standard">
      <style:text-properties officeooo:rsid="0006c490" officeooo:paragraph-rsid="00078b80"/>
    </style:style>
    <style:style style:name="P7" style:family="paragraph" style:parent-style-name="Standard">
      <style:text-properties officeooo:rsid="0006c490" officeooo:paragraph-rsid="0008e987"/>
    </style:style>
    <style:style style:name="P8" style:family="paragraph" style:parent-style-name="Standard">
      <style:text-properties officeooo:rsid="0006c490" officeooo:paragraph-rsid="000ad051"/>
    </style:style>
    <style:style style:name="P9" style:family="paragraph" style:parent-style-name="Standard">
      <style:paragraph-properties fo:break-before="page"/>
      <style:text-properties style:text-underline-style="solid" style:text-underline-width="auto" style:text-underline-color="font-color" officeooo:rsid="0006c490" officeooo:paragraph-rsid="0006c490"/>
    </style:style>
    <style:style style:name="P10" style:family="paragraph" style:parent-style-name="Standard">
      <style:paragraph-properties fo:text-align="center" style:justify-single-word="false"/>
      <style:text-properties style:text-underline-style="none" officeooo:rsid="00078b80" officeooo:paragraph-rsid="00078b80"/>
    </style:style>
    <style:style style:name="P11" style:family="paragraph" style:parent-style-name="Standard">
      <style:text-properties officeooo:rsid="000c0caf" officeooo:paragraph-rsid="000c0c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mes années précédentes</text:p>
      <text:p text:style-name="P2"/>
      <text:p text:style-name="P3">Programmes DI38 Yoyotte Carla Pierre Rocheteau</text:p>
      <text:p text:style-name="P4"/>
      <text:p text:style-name="P4">1. Programme permettant au robot d'avancer : </text:p>
      <text:p text:style-name="P5">/* Programme Avance*/ /* Faire fonctionner les moteurs */ </text:p>
      <text:p text:style-name="P5"><text:s/></text:p>
      <text:p text:style-name="P5">#include&lt;Servo.h&gt; </text:p>
      <text:p text:style-name="P5"><text:s/></text:p>
      <text:p text:style-name="P5">#define SERVO_GAUCHE_PIN 10 </text:p>
      <text:p text:style-name="P5">#define SERVO_DROIT_PIN 11 </text:p>
      <text:p text:style-name="P5">#define T1_1 1700//durée T1 sens horaire </text:p>
      <text:p text:style-name="P5">#define T1_2 1300//durée T1 sens trigonométrique </text:p>
      <text:p text:style-name="P5">#define T1_3 1500//durée T1 sens arret </text:p>
      <text:p text:style-name="P5"><text:s/></text:p>
      <text:p text:style-name="P5">Servo Servo_droit; </text:p>
      <text:p text:style-name="P5">Servo Servo_gauche; </text:p>
      <text:p text:style-name="P5"><text:s/></text:p>
      <text:p text:style-name="P5">void Avance (int duree_deplacement) </text:p>
      <text:p text:style-name="P5">{ <text:s text:c="2"/></text:p>
      <text:p text:style-name="P5">Servo_droit.writeMicroseconds(T1_2); <text:s text:c="2"/></text:p>
      <text:p text:style-name="P5">Servo_gauche.writeMicroseconds(T1_1); <text:s text:c="2"/></text:p>
      <text:p text:style-name="P5">delay(duree_deplacement); </text:p>
      <text:p text:style-name="P5">} </text:p>
      <text:p text:style-name="P5"/>
      <text:p text:style-name="P5">void arret(void) </text:p>
      <text:p text:style-name="P5">{ <text:s text:c="2"/></text:p>
      <text:p text:style-name="P5">Servo_droit.detach(); <text:s text:c="2"/></text:p>
      <text:p text:style-name="P5">Servo_gauche.detach(); </text:p>
      <text:p text:style-name="P5">} </text:p>
      <text:p text:style-name="P5"/>
      <text:p text:style-name="P5">void setup() </text:p>
      <text:p text:style-name="P5">{ <text:s text:c="2"/></text:p>
      <text:p text:style-name="P5">Serial.begin(9600); <text:s text:c="2"/></text:p>
      <text:p text:style-name="P5">Servo_droit.attach(SERVO_DROIT_PIN); <text:s text:c="2"/></text:p>
      <text:p text:style-name="P5">Servo_gauche.attach(SERVO_GAUCHE_PIN); <text:s text:c="2"/></text:p>
      <text:p text:style-name="P5">Avance(3000); <text:s text:c="2"/></text:p>
      <text:p text:style-name="P5">arret; </text:p>
      <text:p text:style-name="P5">} </text:p>
      <text:p text:style-name="P5"><text:s/></text:p>
      <text:p text:style-name="P5"><text:s/></text:p>
      <text:p text:style-name="P5">void loop() </text:p>
      <text:p text:style-name="P5">{ </text:p>
      <text:p text:style-name="P5"><text:s/></text:p>
      <text:p text:style-name="P5">} </text:p>
      <text:p text:style-name="P5"><text:s/></text:p>
      <text:p text:style-name="P5"><text:s/></text:p>
      <text:p text:style-name="P4"/>
      <text:p text:style-name="P9">2. Programme permettant au robot d'éviter les obstacles avec des moustaches : </text:p>
      <text:p text:style-name="P5">/* Programme Moustaches*/ </text:p>
      <text:p text:style-name="P6"/>
      <text:p text:style-name="P6"><text:s/>#include&lt;Servo.h&gt; </text:p>
      <text:p text:style-name="P5">#define LEDMGAUCHE_PIN 8 </text:p>
      <text:p text:style-name="P5">#define LEDMDROITE_PIN 2 </text:p>
      <text:p text:style-name="P5">#define SERVO_GAUCHE_PIN 10 </text:p>
      <text:p text:style-name="P5">#define SERVO_DROIT_PIN 11 </text:p>
      <text:p text:style-name="P5">#define T1_1 1700//durée T1 sens horaire </text:p>
      <text:p text:style-name="P5">#define T1_2 1300//durée T1 sens trigonométrique </text:p>
      <text:p text:style-name="P5">#define T1_3 1500/ /durée T1 sens arret </text:p>
      <text:p text:style-name="P5">#define Tback 1000 </text:p>
      <text:p text:style-name="P5"><text:s/></text:p>
      <text:p text:style-name="P5">Servo Servo_droit; </text:p>
      <text:p text:style-name="P5">Servo Servo_gauche; </text:p>
      <text:p text:style-name="P5"><text:s/>int mgauche; </text:p>
      <text:p text:style-name="P5">int mdroite; </text:p>
      <text:p text:style-name="P5"><text:s/></text:p>
      <text:p text:style-name="P5">void Avance (int duree_deplacement) </text:p>
      <text:p text:style-name="P5">{ <text:s text:c="2"/></text:p>
      <text:p text:style-name="P5">Servo_droit.writeMicroseconds(T1_2); <text:s text:c="2"/></text:p>
      <text:p text:style-name="P5">Servo_gauche.writeMicroseconds(T1_1); <text:s text:c="2"/></text:p>
      <text:p text:style-name="P5">delay(duree_deplacement); } </text:p>
      <text:p text:style-name="P5"><text:s/></text:p>
      <text:p text:style-name="P5">void Recule(int duree_deplacement) </text:p>
      <text:p text:style-name="P5">{ <text:s/></text:p>
      <text:p text:style-name="P5"><text:s/>Servo_droit.writeMicroseconds(T1_1); <text:s text:c="2"/></text:p>
      <text:p text:style-name="P5">Servo_gauche.writeMicroseconds(T1_2); <text:s text:c="2"/></text:p>
      <text:p text:style-name="P5">delay(duree_deplacement); } </text:p>
      <text:p text:style-name="P5"><text:s/></text:p>
      <text:p text:style-name="P5">void Pivote_droit(int duree_deplacement) </text:p>
      <text:p text:style-name="P5">{ <text:s text:c="2"/></text:p>
      <text:p text:style-name="P5">Servo_droit.writeMicroseconds(T1_1); <text:s text:c="2"/></text:p>
      <text:p text:style-name="P5">Servo_gauche.writeMicroseconds(T1_1); <text:s/></text:p>
      <text:p text:style-name="P5"><text:s/>delay(duree_deplacement); </text:p>
      <text:p text:style-name="P5">} </text:p>
      <text:p text:style-name="P5"><text:s/></text:p>
      <text:p text:style-name="P5">void Pivote_gauche(int duree_deplacement) </text:p>
      <text:p text:style-name="P5">{ <text:s text:c="2"/></text:p>
      <text:p text:style-name="P5">Servo_droit.writeMicroseconds(T1_2); <text:s text:c="2"/></text:p>
      <text:p text:style-name="P5">Servo_gauche.writeMicroseconds(T1_2); <text:s text:c="2"/></text:p>
      <text:p text:style-name="P5">delay(duree_deplacement); </text:p>
      <text:p text:style-name="P5">} </text:p>
      <text:p text:style-name="P5"><text:s/></text:p>
      <text:p text:style-name="P5">void setup() </text:p>
      <text:p text:style-name="P5">{ <text:s text:c="2"/></text:p>
      <text:p text:style-name="P5">Serial.begin(9600); </text:p>
      <text:p text:style-name="P5">Servo_droit.attach(SERVO_DROIT_PIN); </text:p>
      <text:p text:style-name="P5">Servo_gauche.attach(SERVO_GAUCHE_PIN); </text:p>
      <text:p text:style-name="P5">pinMode(8,OUTPUT); </text:p>
      <text:p text:style-name="P6">pinMode(2,OUTPUT); </text:p>
      <text:p text:style-name="P6">} <text:s/></text:p>
      <text:p text:style-name="P5"><text:soft-page-break/>void loop() </text:p>
      <text:p text:style-name="P5">{ <text:s/></text:p>
      <text:p text:style-name="P5"><text:tab/>mgauche=digitalRead(5); <text:s/></text:p>
      <text:p text:style-name="P5"><text:tab/>mdroite=digitalRead(7); <text:s/></text:p>
      <text:p text:style-name="P5">if(mgauche==HIGH &amp;&amp; mdroite==HIGH)</text:p>
      <text:p text:style-name="P5">{</text:p>
      <text:p text:style-name="P5"><text:tab/>Avance(50); <text:s/></text:p>
      <text:p text:style-name="P5">}</text:p>
      <text:p text:style-name="P5">else if (mgauche==LOW) <text:s/></text:p>
      <text:p text:style-name="P5">{ <text:s text:c="3"/></text:p>
      <text:p text:style-name="P5"><text:tab/>Recule(Tback); <text:s text:c="3"/></text:p>
      <text:p text:style-name="P5"><text:tab/>Pivote_droit(500); <text:s/></text:p>
      <text:p text:style-name="P5">} <text:s/></text:p>
      <text:p text:style-name="P5">else if(mdroite==LOW) <text:s/></text:p>
      <text:p text:style-name="P5">{ <text:s text:c="3"/></text:p>
      <text:p text:style-name="P5"><text:tab/>Recule(Tback); <text:s text:c="3"/></text:p>
      <text:p text:style-name="P5"><text:tab/>Pivote_gauche(500); <text:s/></text:p>
      <text:p text:style-name="P5">} <text:s/></text:p>
      <text:p text:style-name="P5">else if (mgauche==LOW &amp;&amp; mdroite==LOW) <text:s/></text:p>
      <text:p text:style-name="P5">{ <text:s text:c="3"/></text:p>
      <text:p text:style-name="P5"><text:tab/>Recule(Tback); <text:s text:c="3"/></text:p>
      <text:p text:style-name="P5"><text:tab/>Pivote_droit(1500); <text:s/></text:p>
      <text:p text:style-name="P5">} </text:p>
      <text:p text:style-name="P5">} </text:p>
      <text:p text:style-name="P5"><text:s/></text:p>
      <text:p text:style-name="P4">3. Programme de détection d’obstacles avec capteurs infrarouge </text:p>
      <text:p text:style-name="P5">/* Programme Déplacement_IR*/ </text:p>
      <text:p text:style-name="P5"><text:s/></text:p>
      <text:p text:style-name="P6">#define LED_GAUCHE 8 </text:p>
      <text:p text:style-name="P6">#define LED_DROITE 7 </text:p>
      <text:p text:style-name="P5"><text:s/></text:p>
      <text:p text:style-name="P5">#include&lt;Servo.h&gt; </text:p>
      <text:p text:style-name="P5"><text:s/></text:p>
      <text:p text:style-name="P6">#define SERVO_GAUCHE_PIN 13 </text:p>
      <text:p text:style-name="P6">#define SERVO_DROIT_PIN 12 </text:p>
      <text:p text:style-name="P6">#define T1_1 1700//durée T1 sens horaire </text:p>
      <text:p text:style-name="P6">#define T1_2 1300//durée T1 sens trigonométrique </text:p>
      <text:p text:style-name="P6">#define T1_3 1500/ /durée T1 sens arret </text:p>
      <text:p text:style-name="P6">#define Tback 1000 </text:p>
      <text:p text:style-name="P5"><text:s/></text:p>
      <text:p text:style-name="P6">Servo Servo_droit; </text:p>
      <text:p text:style-name="P6">Servo Servo_gauche; </text:p>
      <text:p text:style-name="P5"><text:s/></text:p>
      <text:p text:style-name="P6">void Avance (int duree_deplacement) </text:p>
      <text:p text:style-name="P6">{ <text:s text:c="2"/></text:p>
      <text:p text:style-name="P6">Servo_droit.writeMicroseconds(T1_2); <text:s text:c="2"/></text:p>
      <text:p text:style-name="P6">Servo_gauche.writeMicroseconds(T1_1); <text:s text:c="2"/></text:p>
      <text:p text:style-name="P6">delay(duree_deplacement); </text:p>
      <text:p text:style-name="P6">} </text:p>
      <text:p text:style-name="P5"><text:s/></text:p>
      <text:p text:style-name="P5"/>
      <text:p text:style-name="P5"/>
      <text:p text:style-name="P5"><text:soft-page-break/>void Recule(int duree_deplacement) </text:p>
      <text:p text:style-name="P6"><text:s/>{ <text:s text:c="2"/></text:p>
      <text:p text:style-name="P6">Servo_droit.writeMicroseconds(T1_1); <text:s text:c="2"/></text:p>
      <text:p text:style-name="P6">Servo_gauche.writeMicroseconds(T1_2); <text:s text:c="2"/></text:p>
      <text:p text:style-name="P6">delay(duree_deplacement); </text:p>
      <text:p text:style-name="P6">} </text:p>
      <text:p text:style-name="P5"><text:s/></text:p>
      <text:p text:style-name="P6">void Pivote_droit(int duree_deplacement) </text:p>
      <text:p text:style-name="P6">{ <text:s text:c="2"/></text:p>
      <text:p text:style-name="P6">Servo_droit.writeMicroseconds(T1_1); <text:s text:c="2"/></text:p>
      <text:p text:style-name="P6">Servo_gauche.writeMicroseconds(T1_1); <text:s text:c="2"/></text:p>
      <text:p text:style-name="P6">delay(duree_deplacement); </text:p>
      <text:p text:style-name="P6">} </text:p>
      <text:p text:style-name="P5"><text:s/></text:p>
      <text:p text:style-name="P6">void Pivote_gauche(int duree_deplacement) </text:p>
      <text:p text:style-name="P6">{ <text:s text:c="2"/></text:p>
      <text:p text:style-name="P6">Servo_droit.writeMicroseconds(T1_2); <text:s text:c="2"/></text:p>
      <text:p text:style-name="P6">Servo_gauche.writeMicroseconds(T1_2); <text:s text:c="2"/></text:p>
      <text:p text:style-name="P6">delay(duree_deplacement); </text:p>
      <text:p text:style-name="P6">} </text:p>
      <text:p text:style-name="P5"><text:s/></text:p>
      <text:p text:style-name="P6">int irDetect(int irLedPin, int irReceiverPin, long frequency) </text:p>
      <text:p text:style-name="P6">{ <text:s/></text:p>
      <text:p text:style-name="P6"><text:s/>tone(irLedPin, frequency, 8); <text:s text:c="13"/>// IRLED 38 kHz for at least 1 ms <text:s text:c="2"/></text:p>
      <text:p text:style-name="P6">delay(1); <text:s text:c="33"/>// Wait 1 ms <text:s text:c="2"/></text:p>
      <text:p text:style-name="P6">int ir = digitalRead(irReceiverPin); <text:s text:c="6"/>// IR receiver -&gt; ir variable <text:s text:c="2"/></text:p>
      <text:p text:style-name="P6">delay(1); <text:s text:c="33"/>// Down time before recheck <text:s text:c="2"/>return ir; <text:s text:c="4"/></text:p>
      <text:p text:style-name="P6"><text:s/>// Return 1 no detect, 0 detect </text:p>
      <text:p text:style-name="P6">}</text:p>
      <text:p text:style-name="P5"><text:s/></text:p>
      <text:p text:style-name="P6">void setup() </text:p>
      <text:p text:style-name="P6">{ <text:s text:c="2"/></text:p>
      <text:p text:style-name="P6">Serial.begin(9600); </text:p>
      <text:p text:style-name="P6"><text:s/>Servo_gauche.attach(13); <text:s text:c="21"/>// Attach left signal to pin 13 <text:s/></text:p>
      <text:p text:style-name="P6">Servo_droit.attach(12); <text:s text:c="12"/></text:p>
      <text:p text:style-name="P6">pinMode(10, INPUT); <text:s/></text:p>
      <text:p text:style-name="P6">pinMode(9, OUTPUT); <text:s text:c="2"/>// Left IR LED &amp; Receiver pinMode(3, INPUT); <text:s/></text:p>
      <text:p text:style-name="P6">pinMode(2, OUTPUT); <text:s text:c="3"/>// Right IR LED &amp; Receiver pinMode(8,OUTPUT); pinMode(7,OUTPUT); </text:p>
      <text:p text:style-name="P6">} </text:p>
      <text:p text:style-name="P6">void loop() </text:p>
      <text:p text:style-name="P6">{ <text:s/></text:p>
      <text:p text:style-name="P6">int irLeft = irDetect(9, 10, 38000); <text:s text:c="6"/>// Check for object on left <text:s/></text:p>
      <text:p text:style-name="P6">int irRight = irDetect(2, 3, 38000); <text:s text:c="6"/>// Check for object on right </text:p>
      <text:p text:style-name="P5"><text:s/></text:p>
      <text:p text:style-name="P6"><text:s/>if((irLeft == 0) &amp;&amp; (irRight == 0)) <text:s text:c="7"/>// If both sides detect <text:s/></text:p>
      <text:p text:style-name="P6">{ <text:s text:c="3"/></text:p>
      <text:p text:style-name="P6"><text:tab/>digitalWrite(8, !irLeft); <text:s text:c="17"/>// LED states opposite of IR <text:s text:c="6"/></text:p>
      <text:p text:style-name="P6"><text:tab/>digitalWrite(7, !irRight); <text:s text:c="3"/></text:p>
      <text:p text:style-name="P6"><text:tab/>Recule(1000); <text:s text:c="3"/></text:p>
      <text:p text:style-name="P6"><text:tab/>Pivote_droit(500); <text:s text:c="5"/></text:p>
      <text:p text:style-name="P6">} </text:p>
      <text:p text:style-name="P6"><text:soft-page-break/>else if(irLeft == 0) <text:s text:c="22"/>// If only left side detects <text:s/></text:p>
      <text:p text:style-name="P6">{ <text:s text:c="3"/></text:p>
      <text:p text:style-name="P6"><text:tab/>digitalWrite(8, !irLeft); <text:s text:c="17"/>// LED states opposite of IR <text:s text:c="3"/></text:p>
      <text:p text:style-name="P6"><text:s text:c="2"/><text:tab/> digitalWrite(7, !irRight); <text:s text:c="3"/></text:p>
      <text:p text:style-name="P6"><text:tab/>Recule(Tback); <text:s text:c="3"/></text:p>
      <text:p text:style-name="P6"><text:tab/>Pivote_droit(500); </text:p>
      <text:p text:style-name="P6">} <text:s/></text:p>
      <text:p text:style-name="P6"/>
      <text:p text:style-name="P6">else if (irRight == 0) <text:s text:c="21"/>// If only right side detects </text:p>
      <text:p text:style-name="P7">{ <text:s text:c="3"/></text:p>
      <text:p text:style-name="P7">digitalWrite(8, !irLeft); <text:s text:c="17"/>// LED states opposite of IR <text:s text:c="5"/></text:p>
      <text:p text:style-name="P7">digitalWrite(7, !irRight); <text:s text:c="3"/></text:p>
      <text:p text:style-name="P7">Recule(Tback); <text:s text:c="2"/></text:p>
      <text:p text:style-name="P7"><text:s/>Pivote_gauche(1500); <text:s text:c="28"/></text:p>
      <text:p text:style-name="P7">} <text:s text:c="3"/></text:p>
      <text:p text:style-name="P7"/>
      <text:p text:style-name="P7">else <text:s text:c="3"/></text:p>
      <text:p text:style-name="P7">{ <text:s text:c="5"/></text:p>
      <text:p text:style-name="P7">digitalWrite(8, !irLeft); <text:s text:c="17"/>// LED states opposite of IR <text:s text:c="8"/></text:p>
      <text:p text:style-name="P7">digitalWrite(7, !irRight); <text:s text:c="5"/></text:p>
      <text:p text:style-name="P7">Avance(1000); <text:s text:c="9"/></text:p>
      <text:p text:style-name="P7">} </text:p>
      <text:p text:style-name="P5"><text:s/></text:p>
      <text:p text:style-name="P5">} </text:p>
      <text:p text:style-name="P5"><text:s/></text:p>
      <text:p text:style-name="P4">4. Programme de détection du vide </text:p>
      <text:p text:style-name="P5"><text:s/></text:p>
      <text:p text:style-name="P5">#include&lt;Servo.h&gt; </text:p>
      <text:p text:style-name="P5"><text:s/></text:p>
      <text:p text:style-name="P7">#define T1_1 1700//durée T1 sens horaire </text:p>
      <text:p text:style-name="P7">#define T1_2 1300//durée T1 sens trigonométrique </text:p>
      <text:p text:style-name="P7">#define T1_3 1500/ /durée T1 sens arret </text:p>
      <text:p text:style-name="P7">#define Tback 1000 </text:p>
      <text:p text:style-name="P5"><text:s/></text:p>
      <text:p text:style-name="P7">Servo Servo_droit; </text:p>
      <text:p text:style-name="P7">Servo Servo_gauche; </text:p>
      <text:p text:style-name="P7">long randNumber; </text:p>
      <text:p text:style-name="P7">int t; </text:p>
      <text:p text:style-name="P5"><text:s/></text:p>
      <text:p text:style-name="P7">void Avance (int duree_deplacement) </text:p>
      <text:p text:style-name="P7">{ <text:s text:c="2"/></text:p>
      <text:p text:style-name="P7">Servo_droit.writeMicroseconds(T1_2); <text:s text:c="2"/></text:p>
      <text:p text:style-name="P7">Servo_gauche.writeMicroseconds(T1_1); <text:s text:c="2"/></text:p>
      <text:p text:style-name="P7">delay(duree_deplacement); </text:p>
      <text:p text:style-name="P7">} </text:p>
      <text:p text:style-name="P5"><text:s/></text:p>
      <text:p text:style-name="P7">void Recule(int duree_deplacement) </text:p>
      <text:p text:style-name="P7">{ <text:s text:c="2"/></text:p>
      <text:p text:style-name="P7">Servo_droit.writeMicroseconds(T1_1); <text:s text:c="2"/></text:p>
      <text:p text:style-name="P7">Servo_gauche.writeMicroseconds(T1_2); <text:s text:c="2"/></text:p>
      <text:p text:style-name="P7">delay(duree_deplacement); </text:p>
      <text:p text:style-name="P7">} </text:p>
      <text:p text:style-name="P7"><text:soft-page-break/>void Pivote(int duree_deplacement) </text:p>
      <text:p text:style-name="P7">{ <text:s text:c="5"/></text:p>
      <text:p text:style-name="P7">randNumber= random(100000); <text:s text:c="3"/></text:p>
      <text:p text:style-name="P7">if (randNumber%2==0) <text:s text:c="3"/></text:p>
      <text:p text:style-name="P7">{ <text:s text:c="4"/>t= T1_1; <text:s text:c="3"/>} </text:p>
      <text:p text:style-name="P5"><text:s/></text:p>
      <text:p text:style-name="P7"><text:s text:c="2"/>else <text:s text:c="2"/></text:p>
      <text:p text:style-name="P7">{ <text:s text:c="4"/>t=T1_2; <text:s text:c="2"/>} <text:s text:c="2"/></text:p>
      <text:p text:style-name="P7">Servo_droit.writeMicroseconds(t); <text:s text:c="2"/></text:p>
      <text:p text:style-name="P7">Servo_gauche.writeMicroseconds(t); <text:s text:c="5"/></text:p>
      <text:p text:style-name="P7">delay(duree_deplacement); </text:p>
      <text:p text:style-name="P7">} </text:p>
      <text:p text:style-name="P5"><text:s/></text:p>
      <text:p text:style-name="P7">void Pivote_droit(int duree_deplacement) </text:p>
      <text:p text:style-name="P7">{ <text:s text:c="2"/></text:p>
      <text:p text:style-name="P7">Servo_droit.writeMicroseconds(T1_1); <text:s text:c="2"/></text:p>
      <text:p text:style-name="P7">Servo_gauche.writeMicroseconds(T1_1); <text:s text:c="2"/></text:p>
      <text:p text:style-name="P7">delay(duree_deplacement); </text:p>
      <text:p text:style-name="P7">} </text:p>
      <text:p text:style-name="P5"><text:s/></text:p>
      <text:p text:style-name="P7">void Pivote_gauche(int duree_deplacement) </text:p>
      <text:p text:style-name="P7">{ <text:s text:c="2"/></text:p>
      <text:p text:style-name="P7">Servo_droit.writeMicroseconds(T1_2); <text:s text:c="2"/></text:p>
      <text:p text:style-name="P7">Servo_gauche.writeMicroseconds(T1_2); <text:s text:c="2"/></text:p>
      <text:p text:style-name="P7">delay(duree_deplacement); </text:p>
      <text:p text:style-name="P7">} </text:p>
      <text:p text:style-name="P5"><text:s/></text:p>
      <text:p text:style-name="P7"/>
      <text:p text:style-name="P7">int irDetect(int irLedPin, int irReceiverPin, long frequency) </text:p>
      <text:p text:style-name="P7">{ <text:s text:c="2"/></text:p>
      <text:p text:style-name="P7">tone(irLedPin, frequency, 8); <text:s text:c="13"/>// IRLED 38 kHz for at least 1 ms <text:s text:c="2"/></text:p>
      <text:p text:style-name="P7">delay(1); <text:s text:c="33"/>// Wait 1 ms <text:s text:c="2"/></text:p>
      <text:p text:style-name="P7">int ir = digitalRead(irReceiverPin); <text:s text:c="6"/>// IR receiver -&gt; ir variable <text:s text:c="2"/></text:p>
      <text:p text:style-name="P7">delay(1); <text:s text:c="33"/>// Down time before recheck <text:s text:c="2"/></text:p>
      <text:p text:style-name="P7">return ir; <text:s text:c="32"/>// Return 1 no detect, 0 detect } <text:s text:c="2"/></text:p>
      <text:p text:style-name="P5"><text:s/></text:p>
      <text:p text:style-name="P7"/>
      <text:p text:style-name="P7">void react_vers_droite() </text:p>
      <text:p text:style-name="P7">{ <text:s/></text:p>
      <text:p text:style-name="P7">Servo_droit.writeMicroseconds(T1_1); <text:s/></text:p>
      <text:p text:style-name="P7">Servo_gauche.writeMicroseconds(T1_1); <text:s text:c="2"/></text:p>
      <text:p text:style-name="P7">delay(800); </text:p>
      <text:p text:style-name="P7">} </text:p>
      <text:p text:style-name="P7"/>
      <text:p text:style-name="P7">void react_vers_gauche() </text:p>
      <text:p text:style-name="P7">{ <text:s/></text:p>
      <text:p text:style-name="P7">Servo_droit.writeMicroseconds(T1_2); <text:s/></text:p>
      <text:p text:style-name="P7">Servo_gauche.writeMicroseconds(T1_2); <text:s text:c="2"/></text:p>
      <text:p text:style-name="P7">delay(800); </text:p>
      <text:p text:style-name="P7">} </text:p>
      <text:p text:style-name="P5"><text:s/></text:p>
      <text:p text:style-name="P7"/>
      <text:p text:style-name="P7"><text:soft-page-break/>void setup() </text:p>
      <text:p text:style-name="P7">{ <text:s text:c="2"/></text:p>
      <text:p text:style-name="P7">Serial.begin(9600); <text:s/></text:p>
      <text:p text:style-name="P7">Servo_gauche.attach(13); <text:s text:c="21"/>// Attach left signal to pin 13 <text:s/></text:p>
      <text:p text:style-name="P7">Servo_droit.attach(12); <text:s text:c="12"/></text:p>
      <text:p text:style-name="P7">pinMode(10, INPUT); <text:s/></text:p>
      <text:p text:style-name="P7">pinMode(9, OUTPUT); <text:s/></text:p>
      <text:p text:style-name="P7">pinMode(8,OUTPUT); // Left IR LED &amp; Receiver</text:p>
      <text:p text:style-name="P7">pinMode(3, INPUT); <text:s/></text:p>
      <text:p text:style-name="P7">pinMode(2, OUTPUT); <text:s/></text:p>
      <text:p text:style-name="P7">pinMode(4,OUTPUT); // Right IR LED &amp; Receiver </text:p>
      <text:p text:style-name="P7">pinMode(6,INPUT); pinMode(5,OUTPUT); </text:p>
      <text:p text:style-name="P7">pinMode(7,OUTPUT); // Robot </text:p>
      <text:p text:style-name="P7">attachInterrupt (9,react_vers_droite,FALLING); // Interruption détecteur vide gauche attachInterrupt (2,react_vers_gauche,FALLING); // Iterruption detecteur vide droit </text:p>
      <text:p text:style-name="P7">} </text:p>
      <text:p text:style-name="P7"/>
      <text:p text:style-name="P7">void loop() </text:p>
      <text:p text:style-name="P7">{ <text:s/></text:p>
      <text:p text:style-name="P7">int irSol_G = irDetect(9, 10, 38000); <text:s/>// Check for object on left <text:s/></text:p>
      <text:p text:style-name="P7">int irSol_D = irDetect(2, 10, 38000); <text:s/>// Check for object on right <text:s/></text:p>
      <text:p text:style-name="P7">int irRobot = irDetect(5, 6, 38000); // Check for object in front <text:s/></text:p>
      <text:p text:style-name="P7">int irD = irDetect(2, 3, 38000); <text:s text:c="6"/>// Detection robot </text:p>
      <text:p text:style-name="P5"><text:s/></text:p>
      <text:p text:style-name="P8"><text:s/>if((irSol_D == 1) || (irSol_G == 1)) <text:s text:c="7"/>// Si le robot est dans le vide, pas d'obstacle <text:s/></text:p>
      <text:p text:style-name="P8">{ <text:s text:c="3"/></text:p>
      <text:p text:style-name="P8">digitalWrite(4, irSol_D); <text:s text:c="17"/>// LED states opposite of IR <text:s text:c="6"/></text:p>
      <text:p text:style-name="P8">digitalWrite(8, irSol_G); <text:s text:c="3"/></text:p>
      <text:p text:style-name="P8">digitalWrite(7, !irRobot); <text:s text:c="3"/></text:p>
      <text:p text:style-name="P8">Recule(1000); <text:s text:c="3"/></text:p>
      <text:p text:style-name="P8">Pivote(500); <text:s text:c="5"/></text:p>
      <text:p text:style-name="P8">} </text:p>
      <text:p text:style-name="P8"/>
      <text:p text:style-name="P8">else if(irSol_D == 1) <text:s text:c="22"/>// If only left side detects <text:s/></text:p>
      <text:p text:style-name="P8">{ <text:s text:c="3"/></text:p>
      <text:p text:style-name="P8">digitalWrite(4, irSol_D); <text:s text:c="17"/>// LED states opposite of IR <text:s text:c="6"/></text:p>
      <text:p text:style-name="P8">digitalWrite(8, irSol_G); <text:s text:c="3"/></text:p>
      <text:p text:style-name="P8">digitalWrite(7, !irRobot); <text:s text:c="3"/></text:p>
      <text:p text:style-name="P8">Recule(Tback); <text:s text:c="2"/></text:p>
      <text:p text:style-name="P8">Pivote_gauche(400); <text:s/></text:p>
      <text:p text:style-name="P8">} <text:s/></text:p>
      <text:p text:style-name="P8"/>
      <text:p text:style-name="P8">else if (irSol_G == 1) <text:s text:c="21"/>// If only right side detect <text:s/></text:p>
      <text:p text:style-name="P8">{ <text:s text:c="3"/></text:p>
      <text:p text:style-name="P8">digitalWrite(4, irSol_D); <text:s text:c="17"/>// LED states opposite of IR <text:s text:c="6"/></text:p>
      <text:p text:style-name="P8">digitalWrite(8, irSol_G); <text:s text:c="3"/></text:p>
      <text:p text:style-name="P8">digitalWrite(7, !irRobot); <text:s text:c="3"/></text:p>
      <text:p text:style-name="P8">Recule(Tback); <text:s text:c="3"/></text:p>
      <text:p text:style-name="P8">Pivote_droit(400); <text:s text:c="28"/></text:p>
      <text:p text:style-name="P8">} <text:s text:c="2"/></text:p>
      <text:p text:style-name="P8"/>
      <text:p text:style-name="P8"/>
      <text:p text:style-name="P8"><text:soft-page-break/>else if (irRobot==0) <text:s text:c="2"/></text:p>
      <text:p text:style-name="P8">{ <text:s text:c="3"/></text:p>
      <text:p text:style-name="P8">digitalWrite(4, irSol_D); <text:s text:c="17"/>// LED states opposite of IR <text:s text:c="6"/></text:p>
      <text:p text:style-name="P8">digitalWrite(8, irSol_G); <text:s text:c="3"/></text:p>
      <text:p text:style-name="P8">digitalWrite(7, !irRobot); <text:s text:c="5"/></text:p>
      <text:p text:style-name="P8">Recule(Tback); <text:s text:c="3"/></text:p>
      <text:p text:style-name="P8">Pivote(500); <text:s text:c="2"/></text:p>
      <text:p text:style-name="P8">} <text:s text:c="2"/></text:p>
      <text:p text:style-name="P8"/>
      <text:p text:style-name="P8">else <text:s text:c="3"/></text:p>
      <text:p text:style-name="P8">{ <text:s text:c="3"/></text:p>
      <text:p text:style-name="P8">digitalWrite(4, irSol_D); <text:s text:c="17"/>// LED states opposite of IR <text:s text:c="6"/></text:p>
      <text:p text:style-name="P8">digitalWrite(8, irSol_G); <text:s text:c="3"/></text:p>
      <text:p text:style-name="P8">digitalWrite(7, !irRobot); <text:s text:c="5"/></text:p>
      <text:p text:style-name="P8">Avance(1000); <text:s text:c="9"/></text:p>
      <text:p text:style-name="P8">}</text:p>
      <text:p text:style-name="P8"/>
      <text:p text:style-name="P1">Voilà le programme utilisé pour la réalisation des toiles <text:s/>: </text:p>
      <text:p text:style-name="P1"><text:s/></text:p>
      <text:p text:style-name="P1">//prgramme poue les robots peintres // avril 2014 // version 5 //Auteurs : Pierre Gaucher, Nicolas Monmarché, Pierre Rocheteau, Carla Yoyotte #include&lt;Servo.h&gt; #include &lt;Wire.h&gt; <text:s/>// pour le capteur de couleur ADJD-S311 //macro #define MAX3(A,B,C) (((A&gt;=B)&amp;&amp;(A&gt;=C))?(A):((B&gt;=A)&amp;&amp;(B&gt;=C))?(B):((C&gt;=A)&amp;&amp;(C&gt;=B))?(C):;) #define MIN3(A,B,C) (((A&lt;=B)&amp;&amp;(A&lt;=C))?(A):((B&lt;=A)&amp;&amp;(B&lt;=C))?(B):((C&lt;=A)&amp;&amp;(C&lt;=B))?(C):;) //declaration des constantes //capteurs infra rouge #define PIN_IR_EMIT_GAUCHE 9 #define PIN_IR_REC_GAUCHE 10 #define PIN_LED_GAUCHE 8 #define PIN_IR_EMIT_DROITE 3 #define PIN_IR_REC_DROITE 4 #define PIN_LED_DROITE 5 //commande des moteurs #define PIN_SERVO_GAUCHE 13 #define PIN_SERVO_DROIT 12 #define T1_1 1700//durée T1 sens horaire #define T1_2 1300//durée T1 sens trigonométrique #define T1_3 1500 //durée T1 sens arret //détection des couleurs #define SEUIL_COULEUR_MIN 0.05 #define SEUIL_COULEUR_MAX 0.50 #define TAUX_APPRENTISSAGE 0.001 </text:p>
      <text:p text:style-name="P1">Robotique Collective Artistique <text:s/>2014</text:p>
      <text:p text:style-name="P1"><text:s/></text:p>
      <text:p text:style-name="P1">15 </text:p>
      <text:p text:style-name="P1"><text:s/></text:p>
      <text:p text:style-name="P1">#define MAX_RGB 1000 //pour l'étalonnage #define PIN_LED_COULEUR 6 /* capteur de couleur */ // ADJD-S311's I2C address, don't change #define ADJD_S311_ADDRESS 0x74 #define RED 0 #define GREEN 1 #define BLUE 2 #define CLEAR 3 // ADJD-S311's register list #define CTRL 0x00 #define CONFIG 0x01 #define CAP_RED 0x06 #define CAP_GREEN 0x07 #define CAP_BLUE 0x08 #define CAP_CLEAR 0x09 #define INT_RED_LO 0xA #define INT_RED_HI 0xB #define INT_GREEN_LO 0xC #define INT_GREEN_HI 0xD #define INT_BLUE_LO 0xE #define INT_BLUE_HI 0xF #define INT_CLEAR_LO 0x10 #define INT_CLEAR_HI 0x11 #define DATA_RED_LO 0x40 #define DATA_RED_HI 0x41 #define DATA_GREEN_LO 0x42 #define DATA_GREEN_HI 0x43 #define DATA_BLUE_LO 0x44 #define DATA_BLUE_HI 0x45 #define DATA_CLEAR_LO 0x46 #define DATA_CLEAR_HI 0x47 #define OFFSET_RED 0x48 #define OFFSET_GREEN 0x49 #define OFFSET_BLUE 0x4A #define OFFSET_CLEAR 0x4B // Pin definitions: int sdaPin = A4; <text:s/>// serial data, hardwired, can't change int sclPin = A5; <text:s/>// serial clock, hardwired, can't change int ledPin = 2; <text:s/>// LED light source pin, any unused pin will work // initial values for integration time registers unsigned char colorCap[4] = {9, 9, 2, 5}; <text:s/>// values must be between 0 and 15 unsigned int colorInt[4] = {2048, 2048, 2048, 2048}; <text:s/>// max value for these is 4095 unsigned int colorData[4]; <text:s/>// This is where we store the RGB and C data values signed char colorOffset[4]; <text:s/>// Stores RGB and C offset values // variables globales </text:p>
      <text:p text:style-name="P1"><text:soft-page-break/><text:s/></text:p>
      <text:p text:style-name="P1">//servo moteurs Servo Servo_droit; Servo Servo_gauche; unsigned int colorDataInit[4]; //couleurs initiales (apres calibration) float seuil_couleur = SEUIL_COULEUR_MIN; //seuil de reconnaissance de la couleur de calibration byte action = 0; #define ACTION_IMMOBILE 0 #define ACTION_AVANCE 1 #define ACTION_RECULE 2 #define ACTION_TOURNE_DROITE 3 #define ACTION_TOURNE_GAUCHE 4 unsigned long duree_action = 0; </text:p>
      <text:p text:style-name="P1">Robotique Collective Artistique <text:s/>2014</text:p>
      <text:p text:style-name="P1"><text:s/></text:p>
      <text:p text:style-name="P1">16 </text:p>
      <text:p text:style-name="P1"><text:s/></text:p>
      <text:p text:style-name="P1">unsigned long date_debut_action = 0; /***************************************************/ // Fonctions de mouvement void Avance () { <text:s text:c="2"/>Servo_droit.writeMicroseconds(T1_2); <text:s text:c="2"/>Servo_gauche.writeMicroseconds(T1_1); } void Recule() { <text:s text:c="2"/>Servo_droit.writeMicroseconds(T1_1); <text:s text:c="2"/>Servo_gauche.writeMicroseconds(T1_2); } void Pivote_droit() { <text:s text:c="2"/>Servo_droit.writeMicroseconds(T1_1); <text:s text:c="2"/>Servo_gauche.writeMicroseconds(T1_1); } <text:s/>void Pivote_gauche() { <text:s text:c="2"/>Servo_droit.writeMicroseconds(T1_2); <text:s text:c="2"/>Servo_gauche.writeMicroseconds(T1_2); } <text:s/>void Pivote() { <text:s text:c="4"/>if (random(2)) { <text:s text:c="4"/>Pivote_droit(); <text:s text:c="2"/>} else { <text:s text:c="4"/>Pivote_gauche(); <text:s text:c="2"/>} } <text:s/>/***************************************************/ //fonction pour lire un capteur IR int irDetect(int irLedPin, int irReceiverPin, long frequency) { <text:s text:c="2"/>tone(irLedPin, frequency, 8); <text:s text:c="13"/>// IRLED 38 kHz for at least 1 ms <text:s text:c="2"/>delay(1); <text:s text:c="33"/>// Wait 1 ms <text:s text:c="2"/>int ir = digitalRead(irReceiverPin); <text:s text:c="6"/>// IR receiver -&gt; ir variable <text:s text:c="2"/>delay(10); <text:s text:c="33"/>// Down time before recheck <text:s text:c="2"/>return ir; <text:s text:c="32"/>// Return 1 no detect, 0 detect } <text:s/>/***************************************************/ /* fonction qui calcule la valeur Hue à partir de RGB */ float RGBtoH(int R, int G, int B) { <text:s text:c="2"/>float H = 0.0; <text:s text:c="2"/>float var_R = ( R / float(MAX_RGB) ); <text:s text:c="2"/>float var_G = ( G / float(MAX_RGB) ); <text:s text:c="2"/>float var_B = ( B / float(MAX_RGB) ); <text:s text:c="2"/>float var_Min = var_R; <text:s text:c="2"/>var_Min = var_G&lt;var_Min?var_G:var_Min; <text:s text:c="2"/>var_Min = var_B&lt;var_Min?var_B:var_Min; <text:s text:c="4"/>float var_Max = var_R; <text:s text:c="2"/>var_Max = var_G&gt;var_Max?var_G:var_Max; <text:s text:c="2"/>var_Max = var_B&gt;var_Max?var_B:var_Max; <text:s text:c="2"/>float del_Max = var_Max-var_Min; <text:s text:c="2"/>if ( del_Max == 0 ) H = 0; <text:s text:c="2"/>else { <text:s text:c="4"/>float del_R = ( ( ( var_Max - var_R ) / 6.0 ) + ( del_Max / 2.0 ) ) / del_Max; <text:s text:c="4"/>float del_G = ( ( ( var_Max - var_G ) / 6.0 ) + ( del_Max / 2.0 ) ) / del_Max; <text:s text:c="4"/>float del_B = ( ( ( var_Max - var_B ) / 6.0 ) + ( del_Max / 2.0 ) ) / del_Max; <text:s text:c="4"/>if <text:s/>( var_R == var_Max ) H = del_B - del_G; <text:s text:c="4"/>else if ( var_G == var_Max ) H = ( 1 / 3.0 ) + del_R - del_B; <text:s text:c="4"/>else if ( var_B == var_Max ) H = ( 2 / 3.0 ) + del_G - del_R; <text:s text:c="4"/>if ( H &lt; 0 ) H += 1; <text:s text:c="4"/>if ( H &gt; 1 ) H -= 1; </text:p>
      <text:p text:style-name="P1">Robotique Collective Artistique <text:s/>2014</text:p>
      <text:p text:style-name="P1"><text:s/></text:p>
      <text:p text:style-name="P1">17 </text:p>
      <text:p text:style-name="P1"><text:s/></text:p>
      <text:p text:style-name="P1"><text:s text:c="2"/>} <text:s text:c="2"/>return H; } /* fonction qui affiche les composante RGB et H d'une couleur */ void printRGB(int R, int G, int B) { <text:s text:c="4"/>Serial.print("(R,G,B)="); <text:s text:c="2"/>Serial.print(R);Serial.print(","); <text:s text:c="2"/>Serial.print(G);Serial.print(","); <text:s text:c="2"/>Serial.print(B); <text:s text:c="2"/>Serial.print(" Hue = "); <text:s text:c="2"/>Serial.println(RGBtoH(R,G,B)); } /***************************************************/ /* Initialisations */ void setup() { <text:s text:c="2"/>//initialisation de la connexion <text:s text:c="2"/>Serial.begin(9600); <text:s text:c="5"/>//initialisation des servomoteurs <text:s text:c="2"/>Servo_gauche.attach(PIN_SERVO_GAUCHE); <text:s text:c="2"/>Servo_droit.attach(PIN_SERVO_DROIT); <text:s text:c="2"/>//initialisation des led et infrarouge <text:s text:c="2"/>pinMode(PIN_IR_REC_GAUCHE, INPUT); <text:s text:c="4"/>pinMode(PIN_IR_EMIT_GAUCHE, OUTPUT); <text:s text:c="4"/>pinMode(PIN_LED_GAUCHE,OUTPUT); <text:s text:c="2"/>pinMode(PIN_IR_REC_DROITE, INPUT); <text:s text:c="4"/>pinMode(PIN_IR_EMIT_DROITE, OUTPUT); <text:s text:c="4"/>pinMode(PIN_LED_DROITE,OUTPUT); <text:s text:c="2"/>pinMode(PIN_LED_COULEUR, OUTPUT); <text:s text:c="2"/>//capteur de couleur <text:s text:c="4"/>pinMode(ledPin, OUTPUT); <text:s/>// Set the sensor's LED as output <text:s text:c="3"/>digitalWrite(ledPin, HIGH); <text:s/>// Initially turn LED light source on <text:s text:c="3"/><text:soft-page-break/>Wire.begin(); <text:s text:c="3"/>delay(1); <text:s/>// Wait for ADJD reset sequence <text:s text:c="3"/>initADJD_S311(); <text:s/>// Initialize the ADJD-S311, sets up cap and int registers <text:s text:c="4"/>/* First we'll see the initial values <text:s text:c="2"/>getRGBC(); <text:s/>// Call this to put new RGB and C values into the colorData array <text:s text:c="2"/>printADJD_S311Values(); <text:s/>// Formats and prints all important registers of ADJD-S311 <text:s text:c="2"/>*/ <text:s text:c="2"/>calibrateColor(); <text:s/>// This calibrates R, G, and B int registers <text:s text:c="2"/>calibrateClear(); <text:s/>// This calibrates the C int registers <text:s text:c="2"/>calibrateCapacitors(); <text:s/>// This calibrates the RGB, and C cap registers <text:s text:c="2"/>getRGBC(); <text:s/>// After calibrating, we can get the first RGB and C data readings <text:s text:c="2"/>printADJD_S311Values(); <text:s/>// Formats and prints all important ADJD-S311 registers <text:s text:c="2"/>//Serial.println("\nAll values should be under 1000. If they're not, try calibrating again, or decreasing the ambient brightness somehow. "); <text:s text:c="2"/>//on cherche la valeur max des composante RGB <text:s text:c="2"/>int max_rgb=colorData[0]; <text:s text:c="2"/>if (colorData[1]&gt;max_rgb) { <text:s text:c="4"/>max_rgb = colorData[1]; <text:s text:c="3"/>} <text:s text:c="3"/>if (colorData[2]&gt;max_rgb) { <text:s text:c="5"/>max_rgb = colorData[2]; <text:s text:c="3"/>} <text:s text:c="2"/>//tant que le max est &gt;=1000 on recalibre le capteur <text:s text:c="2"/>while (max_rgb &gt;= MAX_RGB) <text:s text:c="2"/>{ <text:s/>// If c is pressed, calibrate int and cap registers, then get a reading and print it <text:s text:c="4"/>Serial.println("\nCalibrating...\n"); </text:p>
      <text:p text:style-name="P1">Robotique Collective Artistique <text:s/>2014</text:p>
      <text:p text:style-name="P1"><text:s/></text:p>
      <text:p text:style-name="P1">18 </text:p>
      <text:p text:style-name="P1"><text:s/></text:p>
      <text:p text:style-name="P1"><text:s text:c="4"/>calibrateColor(); <text:s text:c="4"/>calibrateClear(); <text:s text:c="4"/>calibrateCapacitors(); <text:s text:c="4"/>getRGBC(); <text:s text:c="4"/>printADJD_S311Values(); <text:s text:c="4"/>max_rgb=colorData[0]; <text:s text:c="3"/>if (colorData[1]&gt;max_rgb) { <text:s text:c="5"/>max_rgb = colorData[1]; <text:s text:c="3"/>} <text:s text:c="3"/>if (colorData[2]&gt;max_rgb) { <text:s text:c="5"/>max_rgb = colorData[2]; <text:s text:c="3"/>} <text:s text:c="2"/>} <text:s text:c="2"/>/* on memorise la couleur lue à la derniere calibration */ <text:s text:c="2"/>for (int i=0; i&lt;4; i++) <text:s text:c="2"/>{ <text:s text:c="4"/>colorDataInit[i] = colorData[i]; <text:s text:c="2"/>} <text:s text:c="2"/>Serial.print("colorDataInit : "); <text:s text:c="2"/>printRGB(colorDataInit[0],colorDataInit[1],colorDataInit[2]); <text:s text:c="5"/>/*petite séquence de clignotement sur les led pour dire que le setup est terminé */ <text:s text:c="2"/>for (int i=0 ; i&lt;5;i++) { <text:s text:c="4"/>digitalWrite(PIN_LED_GAUCHE, HIGH); <text:s text:c="4"/>digitalWrite(PIN_LED_DROITE, LOW); <text:s text:c="4"/>digitalWrite(PIN_LED_COULEUR,LOW); <text:s text:c="4"/>delay(100); <text:s text:c="4"/>digitalWrite(PIN_LED_GAUCHE, LOW); <text:s text:c="4"/>digitalWrite(PIN_LED_DROITE, HIGH); <text:s text:c="4"/>digitalWrite(PIN_LED_COULEUR,LOW); <text:s text:c="4"/>delay(100); <text:s text:c="4"/>digitalWrite(PIN_LED_GAUCHE, LOW); <text:s text:c="4"/>digitalWrite(PIN_LED_DROITE, LOW); <text:s text:c="4"/>digitalWrite(PIN_LED_COULEUR,HIGH); <text:s text:c="4"/>delay(100); <text:s text:c="2"/>} <text:s text:c="2"/>digitalWrite(PIN_LED_GAUCHE, LOW); <text:s text:c="2"/>digitalWrite(PIN_LED_DROITE, LOW); <text:s text:c="2"/>digitalWrite(PIN_LED_COULEUR,LOW); } /***************************************************/ /* boucle principale */ void loop() { <text:s text:c="2"/>/*lecture des capteurs */ <text:s text:c="2"/>unsigned long time = millis(); <text:s text:c="2"/>/* recherche obstacle */ <text:s text:c="2"/>int irSol_D = irDetect(PIN_IR_EMIT_DROITE, PIN_IR_REC_DROITE, 38000); <text:s/>// Check for object on right <text:s text:c="2"/>int irSol_G = irDetect(PIN_IR_EMIT_GAUCHE, PIN_IR_REC_GAUCHE, 38000); <text:s/>// Check for object on left <text:s text:c="2"/>Serial.print("IR gauche = "); <text:s text:c="2"/>Serial.println(irSol_G); <text:s text:c="2"/>Serial.print("IR droite = "); <text:s text:c="2"/>Serial.println(irSol_D); <text:s text:c="2"/>digitalWrite(PIN_LED_GAUCHE, !irSol_G); <text:s text:c="2"/>digitalWrite(PIN_LED_DROITE, !irSol_D); <text:s text:c="2"/>/* couleur */ <text:s text:c="2"/>digitalWrite(PIN_LED_COULEUR, LOW); <text:s text:c="4"/>getRGBC(); <text:s text:c="2"/>//calcul de la difference de couleur </text:p>
      <text:p text:style-name="P1">Robotique Collective Artistique <text:s/>2014</text:p>
      <text:p text:style-name="P1"><text:s/></text:p>
      <text:p text:style-name="P1">19 </text:p>
      <text:p text:style-name="P1"><text:s/></text:p>
      <text:p text:style-name="P1"><text:s text:c="2"/>float valeur = 0.0; <text:s text:c="2"/>float diff; <text:s text:c="4"/>//vrai si une couleur differente de la couleur d'initialisation a été reperee <text:s text:c="2"/>boolean trace_presente = false; <text:s text:c="2"/>diff = RGBtoH(colorData[0],colorData[1],colorData[2]) - RGBtoH(colorDataInit[0],colorDataInit[1],colorDataInit[2]); <text:s text:c="2"/>valeur = abs(diff); <text:s text:c="2"/>printRGB(colorDataInit[0],colorDataInit[1],colorDataInit[2]); <text:s text:c="2"/>printRGB(colorData[0],colorData[1],colorData[2]); <text:s text:c="2"/>Serial.print("Ecart couleur = "); <text:s text:c="2"/>Serial.println(valeur); <text:s text:c="2"/>Serial.print("Seuil detection = "); <text:s text:c="2"/>Serial.println(seuil_couleur); <text:s text:c="3"/>/* apprentissage de la valeur de seuil pour la detection d'une couleur */ <text:s text:c="3"/>trace_presente = (valeur&gt;seuil_couleur); <text:s text:c="3"/>if (trace_presente) { <text:s text:c="5"/>seuil_couleur *= (1.0+TAUX_APPRENTISSAGE); <text:s text:c="3"/>} else { <text:s text:c="4"/>seuil_couleur *= (1.0-TAUX_APPRENTISSAGE); <text:s text:c="3"/><text:soft-page-break/>} <text:s text:c="3"/>if (seuil_couleur &lt; SEUIL_COULEUR_MIN ) { <text:s text:c="5"/>seuil_couleur = SEUIL_COULEUR_MIN; <text:s text:c="3"/>} <text:s text:c="3"/>if ( seuil_couleur &gt; SEUIL_COULEUR_MAX ) { <text:s text:c="5"/>seuil_couleur = SEUIL_COULEUR_MAX; <text:s text:c="3"/>} <text:s text:c="2"/>/* decisions */ <text:s text:c="2"/>if((irSol_D == 0) &amp;&amp; (irSol_G == 0)) { //ir gauche ET ir droit = obstacle <text:s text:c="5"/>Recule(); <text:s text:c="4"/>delay(300+random(300)); <text:s text:c="4"/>Pivote(); <text:s text:c="4"/>delay(200+random(400)); <text:s text:c="2"/>} else if (irSol_D == 0) { //ir droit = obstacle <text:s text:c="5"/>Recule(); <text:s text:c="4"/>delay(200+random(200)); <text:s text:c="4"/>Pivote_gauche(); <text:s text:c="4"/>delay(200+random(400)); <text:s text:c="2"/>} else if (irSol_G == 0) { //ir gauche = obstacle <text:s text:c="4"/>Recule(); <text:s text:c="4"/>delay(200+random(200)); <text:s text:c="4"/>Pivote_droit(); <text:s text:c="7"/>delay(200+random(400)); <text:s text:c="5"/>} else if (trace_presente) { <text:s text:c="7"/>digitalWrite(PIN_LED_COULEUR,HIGH); <text:s/>// <text:s text:c="3"/>Recule(); <text:s text:c="2"/>// <text:s text:c="2"/>delay (200); <text:s text:c="4"/>Pivote(); <text:s text:c="4"/>delay(400+random(600)); <text:s text:c="3"/>} else { <text:s text:c="4"/>Avance(); <text:s text:c="2"/>} } </text:p>
      <text:p text:style-name="P1"><text:s/></text:p>
      <text:p text:style-name="P1">/***************************************************/ // fonctions pour le capteur de couleur ADJD-S311 <text:s/>/***************************************************/ /* <text:s text:c="2"/>ADJD-S311 Color Sensor Breakout Example Code <text:s/>by: Jim Lindblom <text:s/>Updated by: T. Klopfenstein <text:s/>SparkFun Electronics <text:s/>date: 8/9/11 </text:p>
      <text:p text:style-name="P1">Robotique Collective Artistique <text:s/>2014</text:p>
      <text:p text:style-name="P1"><text:s/></text:p>
      <text:p text:style-name="P1">20 </text:p>
      <text:p text:style-name="P1"><text:s/></text:p>
      <text:p text:style-name="P1"><text:s text:c="2"/>ADJD-S311 Breakout ------------- Arduino <text:s text:c="2"/>---------------------------------------- <text:s text:c="6"/>LED ---------------------------D2 <text:s text:c="6"/>3.3V -------------------------3.3V <text:s text:c="6"/>GND -------------------------- GND <text:s text:c="6"/>SCL -------------------------- A5 <text:s text:c="6"/>SDA -------------------------- A4 <text:s text:c="6"/>GND -------------------------- GND <text:s text:c="8"/>SLP --------------------- Not connected <text:s text:c="6"/>CLK --------------------- Not connected */ /* printADJD_S311Values() reads, formats, and prints all important registers of the ADJD-S311. <text:s/>It doesn't perform any measurements, so you'll need to call getRGBC() to print new values. */ void printADJD_S311Values() { <text:s text:c="2"/>Serial.println("\t\t Red \t Green \t Blue \t Clear"); <text:s text:c="2"/>Serial.print("Data: \t\t "); <text:s text:c="2"/>for (int i=0; i&lt;4; i++) <text:s text:c="2"/>{ <text:s text:c="4"/>Serial.print(colorData[i]); <text:s text:c="4"/>Serial.print("\t "); <text:s text:c="2"/>} <text:s text:c="2"/>Serial.println(); <text:s text:c="2"/>for (int i=0; i&lt;4; i++) <text:s text:c="2"/>{ <text:s text:c="4"/>Serial.print(colorData[i]); <text:s text:c="4"/>Serial.print("\t "); <text:s text:c="2"/>} <text:s text:c="2"/>Serial.println(); <text:s text:c="2"/>Serial.print("Caps: \t\t "); <text:s text:c="2"/>for (int i=0; i&lt;4; i++) <text:s text:c="2"/>{ <text:s text:c="4"/>Serial.print(readRegister(CAP_RED+i), DEC); <text:s text:c="4"/>Serial.print("\t "); <text:s text:c="2"/>} <text:s text:c="2"/>Serial.println(); <text:s text:c="2"/>Serial.print("Int: \t\t "); <text:s text:c="2"/>for (int i=0; i&lt;4; i++) <text:s text:c="2"/>{ <text:s text:c="4"/>Serial.print(readRegisterInt(INT_RED_LO+(i*2)), DEC); <text:s text:c="4"/>Serial.print("\t "); <text:s text:c="2"/>} <text:s text:c="2"/>Serial.println(); <text:s text:c="2"/>Serial.print("Offset: \t "); <text:s text:c="2"/>for (int i=0; i&lt;4; i++) <text:s text:c="2"/>{ <text:s text:c="4"/>Serial.print((signed char) readRegister(OFFSET_RED+i), DEC); <text:s text:c="4"/>Serial.print("\t "); <text:s text:c="2"/>} <text:s text:c="2"/>Serial.println(); } </text:p>
      <text:p text:style-name="P1"><text:s/></text:p>
      <text:p text:style-name="P1">/* initADJD_S311() - This function initializes the ADJD-S311 and its capacitor and integration registers <text:s/>The vaules for those registers are defined near the top of the code. the colorCap[] array defines all capacitor values, colorInt[] defines </text:p>
      <text:p text:style-name="P1">Robotique Collective Artistique <text:s/>2014</text:p>
      <text:p text:style-name="P1"><text:s/></text:p>
      <text:p text:style-name="P1">21 </text:p>
      <text:p text:style-name="P1"><text:s/></text:p>
      <text:p text:style-name="P1">all integration values. */ void initADJD_S311() { <text:s text:c="3"/>/*sensor gain registers, CAP_... <text:s text:c="2"/>to select number of capacitors. <text:s text:c="2"/>value must be &lt;= 15 */ <text:s text:c="2"/>writeRegister(colorCap[RED] &amp; 0xF, CAP_RED); <text:s text:c="2"/>writeRegister(colorCap[GREEN] &amp; 0xF, CAP_GREEN); <text:s text:c="2"/>writeRegister(colorCap[BLUE] &amp; 0xF, CAP_BLUE); <text:s text:c="2"/>writeRegister(colorCap[CLEAR] &amp; 0xF, CAP_CLEAR); <text:s text:c="2"/>/* Write sensor gain registers INT_... <text:s text:c="2"/>to select integration time <text:s text:c="3"/>value must be &lt;= 4096 */ <text:s text:c="2"/>writeRegister((unsigned char)colorInt[RED], INT_RED_LO); <text:s text:c="2"/>writeRegister((unsigned char)((colorInt[RED] &amp; 0x1FFF) &gt;&gt; 8), INT_RED_HI); <text:s text:c="2"/>writeRegister((unsigned char)colorInt[BLUE], INT_BLUE_LO); <text:s text:c="2"/>writeRegister((unsigned char)((colorInt[BLUE] &amp; 0x1FFF) &gt;&gt; 8), INT_BLUE_HI); <text:s text:c="2"/>writeRegister((unsigned char)colorInt[GREEN], INT_GREEN_LO); <text:s text:c="2"/>writeRegister((unsigned char)((colorInt[GREEN] &amp; 0x1FFF) &gt;&gt; 8), INT_GREEN_HI); <text:s text:c="2"/>writeRegister((unsigned <text:soft-page-break/>char)colorInt[CLEAR], INT_CLEAR_LO); <text:s text:c="2"/>writeRegister((unsigned char)((colorInt[CLEAR] &amp; 0x1FFF) &gt;&gt; 8), INT_CLEAR_HI); } /* calibrateClear() - This function calibrates the clear integration registers of the ADJD-S311. */ int calibrateClear() { <text:s text:c="2"/>int gainFound = 0; <text:s text:c="2"/>int upperBox=4096; <text:s text:c="2"/>int lowerBox = 0; <text:s text:c="2"/>int half; <text:s text:c="2"/>while (!gainFound) <text:s text:c="2"/>{ <text:s text:c="4"/>half = ((upperBox-lowerBox)/2)+lowerBox; <text:s text:c="4"/>//no further halfing possbile <text:s text:c="4"/>if (half==lowerBox) <text:s text:c="6"/>gainFound=1; <text:s text:c="4"/>else <text:s text:c="5"/>{ <text:s text:c="6"/>writeInt(INT_CLEAR_LO, half); <text:s text:c="6"/>performMeasurement(); <text:s text:c="6"/>int halfValue = readRegisterInt(DATA_CLEAR_LO); <text:s text:c="6"/>if (halfValue&gt;1000) <text:s text:c="8"/>upperBox=half; <text:s text:c="6"/>else if (halfValue&lt;1000) <text:s text:c="8"/>lowerBox=half; <text:s text:c="6"/>else <text:s text:c="8"/>gainFound=1; <text:s text:c="4"/>} <text:s text:c="2"/>} <text:s text:c="2"/>return half; } /* calibrateColor() - This function clalibrates the RG and B <text:s/>integration registers. */ int calibrateColor() { <text:s text:c="2"/>int gainFound = 0; </text:p>
      <text:p text:style-name="P1">Robotique Collective Artistique <text:s/>2014</text:p>
      <text:p text:style-name="P1"><text:s/></text:p>
      <text:p text:style-name="P1">22 </text:p>
      <text:p text:style-name="P1"><text:s/></text:p>
      <text:p text:style-name="P1"><text:s text:c="2"/>int upperBox=4096; <text:s text:c="2"/>int lowerBox = 0; <text:s text:c="2"/>int half; <text:s text:c="2"/>while (!gainFound) <text:s text:c="2"/>{ <text:s text:c="4"/>half = ((upperBox-lowerBox)/2)+lowerBox; <text:s text:c="4"/>//no further halfing possbile <text:s text:c="4"/>if (half==lowerBox) <text:s text:c="4"/>{ <text:s text:c="6"/>gainFound=1; <text:s text:c="4"/>} <text:s text:c="4"/>else { <text:s text:c="6"/>writeInt(INT_RED_LO, half); <text:s text:c="6"/>writeInt(INT_GREEN_LO, half); <text:s text:c="6"/>writeInt(INT_BLUE_LO, half); <text:s text:c="7"/>performMeasurement(); <text:s text:c="6"/>int halfValue = 0; <text:s text:c="7"/>halfValue=max(halfValue, readRegisterInt(DATA_RED_LO)); <text:s text:c="6"/>halfValue=max(halfValue, readRegisterInt(DATA_GREEN_LO)); <text:s text:c="6"/>halfValue=max(halfValue, readRegisterInt(DATA_BLUE_LO)); <text:s text:c="6"/>if (halfValue&gt;1000) { <text:s text:c="8"/>upperBox=half; <text:s text:c="6"/>} <text:s text:c="6"/>else if (halfValue&lt;1000) { <text:s text:c="8"/>lowerBox=half; <text:s text:c="6"/>} <text:s text:c="6"/>else { <text:s text:c="8"/>gainFound=1; <text:s text:c="6"/>} <text:s text:c="4"/>} <text:s text:c="2"/>} <text:s text:c="2"/>return half; } /* calibrateCapacitors() - This function calibrates each of the RGB and C capacitor registers. */ void calibrateCapacitors() { <text:s text:c="2"/>int <text:s/>calibrationRed = 0; <text:s text:c="2"/>int <text:s/>calibrationBlue = 0; <text:s text:c="2"/>int <text:s/>calibrationGreen = 0; <text:s text:c="2"/>int calibrated = 0; <text:s text:c="3"/>//need to store detect better calibration <text:s text:c="2"/>int oldDiff = 5000; <text:s text:c="3"/>while (!calibrated) <text:s text:c="2"/>{ <text:s text:c="4"/>// sensor gain setting (Avago app note 5330) <text:s text:c="4"/>// CAPs are 4bit (higher value will result in lower output) <text:s text:c="4"/>writeRegister(calibrationRed, CAP_RED); <text:s text:c="4"/>writeRegister(calibrationGreen, CAP_GREEN); <text:s text:c="4"/>writeRegister(calibrationBlue, CAP_BLUE); <text:s text:c="5"/>// int colorGain = _calibrateColorGain(); <text:s text:c="4"/>int colorGain = readRegisterInt(INT_RED_LO); <text:s text:c="4"/>writeInt(INT_RED_LO, colorGain); <text:s text:c="4"/>writeInt(INT_GREEN_LO, colorGain); <text:s text:c="4"/>writeInt(INT_BLUE_LO, colorGain); </text:p>
      <text:p text:style-name="P1"><text:s/></text:p>
      <text:p text:style-name="P1"><text:s text:c="4"/>int maxRead = 0; <text:s text:c="4"/>int minRead = 4096; </text:p>
      <text:p text:style-name="P1">Robotique Collective Artistique <text:s/>2014</text:p>
      <text:p text:style-name="P1"><text:s/></text:p>
      <text:p text:style-name="P1">23 </text:p>
      <text:p text:style-name="P1"><text:s/></text:p>
      <text:p text:style-name="P1"><text:s text:c="4"/>int red <text:s text:c="2"/>= 0; <text:s text:c="4"/>int green = 0; <text:s text:c="4"/>int blue <text:s/>= 0; <text:s text:c="5"/>for (int i=0; i&lt;4 ;i ++) <text:s text:c="4"/>{ <text:s text:c="6"/>performMeasurement(); <text:s text:c="6"/>red <text:s text:c="2"/>+= readRegisterInt(DATA_RED_LO); <text:s text:c="6"/>green += readRegisterInt(DATA_GREEN_LO); <text:s text:c="6"/>blue <text:s/>+= readRegisterInt(DATA_BLUE_LO); <text:s text:c="4"/>} <text:s text:c="4"/>red <text:s text:c="2"/>/= 4; <text:s text:c="4"/>green /= 4; <text:s text:c="4"/>blue <text:s/>/= 4; <text:s text:c="5"/>maxRead = max(maxRead, red); <text:s text:c="4"/>maxRead = max(maxRead, green); <text:s text:c="4"/>maxRead = max(maxRead, blue); <text:s text:c="4"/>minRead = min(minRead, red); <text:s text:c="4"/>minRead = min(minRead, green); <text:s text:c="4"/>minRead = min(minRead, blue); <text:s text:c="4"/>int diff = maxRead - minRead; <text:s text:c="4"/>if (oldDiff != diff) <text:s text:c="4"/>{ <text:s text:c="6"/>if ((maxRead==red) &amp;&amp; (calibrationRed&lt;15)) <text:s text:c="8"/>calibrationRed++; <text:s text:c="6"/>else if ((maxRead == green) &amp;&amp; (calibrationGreen&lt;15)) <text:s text:c="8"/>calibrationGreen++; <text:s text:c="6"/>else if ((maxRead == blue) &amp;&amp; (calibrationBlue&lt;15)) <text:s text:c="8"/>calibrationBlue++; <text:s text:c="4"/>} <text:s text:c="4"/>else <text:s text:c="6"/>calibrated = 1; <text:s text:c="4"/>oldDiff=diff; <text:s text:c="4"/>int rCal = calibrationRed; <text:s text:c="4"/>int gCal = calibrationGreen; <text:s text:c="4"/>int bCal = calibrationBlue; <text:s text:c="2"/>} } /* writeInt() - This function writes a 12-bit value to the LO and HI integration registers */ void writeInt(int address, int gain) { <text:s text:c="2"/>if (gain &lt; 4096) <text:s text:c="3"/>{ <text:s text:c="4"/>byte msb = gain &gt;&gt; 8; <text:s text:c="4"/>byte lsb = gain; <text:s text:c="5"/>writeRegister(lsb, address); <text:s text:c="4"/>writeRegister(msb, address+1); <text:s text:c="2"/>} } /* performMeasurement() - This must be called before reading any of the data registers. This commands the ADJD-S311 to perform a measurement, and store the data into the data registers.*/ <text:soft-page-break/>void performMeasurement() { <text:s text:c="4"/>writeRegister(0x01, 0x00); // start sensing <text:s text:c="2"/>while(readRegister(0x00) != 0) <text:s text:c="4"/>; // waiting for a result } </text:p>
      <text:p text:style-name="P1">Robotique Collective Artistique <text:s/>2014</text:p>
      <text:p text:style-name="P1"><text:s/></text:p>
      <text:p text:style-name="P1">24 </text:p>
      <text:p text:style-name="P1"><text:s/></text:p>
      <text:p text:style-name="P1">/* getRGBC() - This function reads all of the ADJD-S311's data registers and stores them into colorData[]. To get the most up-to-date data make sure you call performMeasurement() <text:s/>before calling this function.*/ void getRGBC() { <text:s text:c="2"/>performMeasurement(); <text:s text:c="3"/>colorData[RED] = readRegisterInt(DATA_RED_LO); <text:s text:c="2"/>colorData[GREEN] = readRegisterInt(DATA_GREEN_LO); <text:s text:c="2"/>colorData[BLUE] = readRegisterInt(DATA_BLUE_LO); <text:s text:c="2"/>colorData[CLEAR] = readRegisterInt(DATA_CLEAR_LO); } /* getOffset() - This function performs the offset reading and stores the offset data into the colorOffset[] array. You can turn on data trimming by uncommenting out the <text:s/>writing 0x01 to 0x01 code. */ void getOffset() { <text:s text:c="2"/>digitalWrite(ledPin, LOW); <text:s/>// turn LED off <text:s text:c="2"/>delay(10); <text:s/>// wait a tic <text:s text:c="2"/>writeRegister(0x02, 0x00); // start sensing <text:s text:c="2"/>while(readRegister(0x00) != 0) <text:s text:c="4"/>; // waiting for a result <text:s text:c="2"/>//writeRegister(0x01, 0x01); <text:s/>// set trim <text:s text:c="2"/>//delay(100); <text:s text:c="2"/>for (int i=0; i&lt;4; i++) <text:s text:c="4"/>colorOffset[i] = (signed char) readRegister(OFFSET_RED+i); <text:s text:c="2"/>digitalWrite(ledPin, HIGH); } /* I2C functions...*/ // Write a byte of data to a specific ADJD-S311 address void writeRegister(unsigned char data, unsigned char address) { <text:s text:c="2"/>Wire.beginTransmission(ADJD_S311_ADDRESS); <text:s text:c="2"/>Wire.write(address); <text:s text:c="2"/>Wire.write(data); <text:s text:c="2"/>Wire.endTransmission(); } // read a byte of data from ADJD-S311 address unsigned char readRegister(unsigned char address) { <text:s text:c="2"/>unsigned char data; <text:s text:c="3"/>Wire.beginTransmission(ADJD_S311_ADDRESS); <text:s text:c="2"/>Wire.write(address); <text:s text:c="2"/>Wire.endTransmission(); <text:s text:c="3"/>Wire.requestFrom(ADJD_S311_ADDRESS, 1); <text:s text:c="2"/>while (!Wire.available()) <text:s text:c="4"/>; <text:s/>// wait till we can get data <text:s text:c="3"/>return Wire.read(); } // Write two bytes of data to ADJD-S311 address and addres+1 int readRegisterInt(unsigned char address) { <text:s text:c="2"/>return readRegister(address) + (readRegister(address+1)&lt;&lt;8);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tte Rondeau</meta:initial-creator>
    <meta:creation-date>2018-02-16T19:20:39.516000000</meta:creation-date>
    <dc:date>2018-02-16T19:21:00.918000000</dc:date>
    <dc:creator>Juliette Rondeau</dc:creator>
    <meta:editing-duration>PT23S</meta:editing-duration>
    <meta:editing-cycles>1</meta:editing-cycles>
    <meta:document-statistic meta:table-count="0" meta:image-count="0" meta:object-count="0" meta:page-count="13" meta:paragraph-count="415" meta:word-count="3193" meta:character-count="29027" meta:non-whitespace-character-count="23212"/>
    <meta:generator>LibreOffice/5.0.6.3$Windows_x86 LibreOffice_project/490fc03b25318460cfc54456516ea2519c11d1aa</meta:generator>
  </office:meta>
</office:document-meta>
</file>